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FastHash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register( LocaleConverter converter , Class clazz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reat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legateFastHashMap.getF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String value , Class clazz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String valu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String [ ] values , Class clazz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Object 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ConvertUtilsBean.convert( String [ ] values , Class clazz , Locale local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eConvertUtilsBean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eFastHash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lookup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eConvertUtilsBean.lookup( Class clazz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eFastHashMap.setFast( boolean 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getApplyLoc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setApplyLocalized( boolean newApplyLoc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deregis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putAll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LocaleConvertUtil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eFastHash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DelegateFastHash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convert( String value , Class clazz , Locale local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egateFast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setDefaultLocal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ConvertUtilsBean.convert( String [ ] values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Bean.deregister( Class clazz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astHash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